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3.096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4.419cm"/>
    </style:style>
    <style:style style:name="co8" style:family="table-column">
      <style:table-column-properties fo:break-before="auto" style:column-width="2.805cm"/>
    </style:style>
    <style:style style:name="co9" style:family="table-column">
      <style:table-column-properties fo:break-before="auto" style:column-width="2.672cm"/>
    </style:style>
    <style:style style:name="co10" style:family="table-column">
      <style:table-column-properties fo:break-before="auto" style:column-width="2.646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502cm"/>
    </style:style>
    <style:style style:name="co13" style:family="table-column">
      <style:table-column-properties fo:break-before="auto" style:column-width="5.856cm"/>
    </style:style>
    <style:style style:name="co14" style:family="table-column">
      <style:table-column-properties fo:break-before="auto" style:column-width="5.447cm"/>
    </style:style>
    <style:style style:name="co15" style:family="table-column">
      <style:table-column-properties fo:break-before="auto" style:column-width="9.615cm"/>
    </style:style>
    <style:style style:name="co16" style:family="table-column">
      <style:table-column-properties fo:break-before="auto" style:column-width="9.396cm"/>
    </style:style>
    <style:style style:name="co17" style:family="table-column">
      <style:table-column-properties fo:break-before="auto" style:column-width="5.528cm"/>
    </style:style>
    <style:style style:name="co18" style:family="table-column">
      <style:table-column-properties fo:break-before="auto" style:column-width="8.17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ff0000" style:font-name="Consolas" style:font-name-asian="Consolas1" style:font-name-complex="Consolas1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6382" table:default-cell-style-name="ce9"/>
        <table:table-row table:style-name="ro1">
          <table:table-cell office:value-type="string" calcext:value-type="string">
            <text:p>Essai</text:p>
          </table:table-cell>
          <table:table-cell table:style-name="ce10" office:value-type="string" calcext:value-type="string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638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9"/>
        <table:table-column table:style-name="co3" table:number-columns-repeated="4" table:default-cell-style-name="ce9"/>
        <table:table-column table:style-name="co5" table:default-cell-style-name="ce9"/>
        <table:table-column table:style-name="co3" table:number-columns-repeated="16378" table:default-cell-style-name="ce9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11" office:value-type="string" calcext:value-type="string">
            <text:p>Résult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144" calcext:value-type="float">
            <text:p>144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ichiers interne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375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9"/>
        <table:table-column table:style-name="co4" table:default-cell-style-name="ce9"/>
        <table:table-column table:style-name="co7" table:number-columns-repeated="2" table:default-cell-style-name="ce9"/>
        <table:table-column table:style-name="co3" table:number-columns-repeated="16380" table:default-cell-style-name="ce9"/>
        <table:table-row table:style-name="ro1">
          <table:table-cell office:value-type="string" calcext:value-type="string">
            <text:p>Nombre d’arcs</text:p>
          </table:table-cell>
          <table:table-cell office:value-type="string" calcext:value-type="string">
            <text:p>Nombre de nœuds</text:p>
          </table:table-cell>
          <table:table-cell office:value-type="string" calcext:value-type="string">
            <text:p>Nombre de procédures</text:p>
          </table:table-cell>
          <table:table-cell office:value-type="string" calcext:value-type="string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A2]-[.B2]+2*[.C2]" office:value-type="float" office:value="10" calcext:value-type="float">
            <text:p>10</text:p>
          </table:table-cell>
          <table:table-cell table:number-columns-repeated="16380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5" table:default-cell-style-name="ce9"/>
        <table:table-column table:style-name="co3" table:number-columns-repeated="16375" table:default-cell-style-name="ce9"/>
        <table:table-row table:style-name="ro1">
          <table:table-cell office:value-type="string" calcext:value-type="string">
            <text:p>opérateur dis</text:p>
          </table:table-cell>
          <table:table-cell office:value-type="string" calcext:value-type="string">
            <text:p>opérateur occ</text:p>
          </table:table-cell>
          <table:table-cell office:value-type="string" calcext:value-type="string">
            <text:p>opérandes dis</text:p>
          </table:table-cell>
          <table:table-cell office:value-type="string" calcext:value-type="string">
            <text:p>opérandes occ</text:p>
          </table:table-cell>
          <table:table-cell office:value-type="string" calcext:value-type="string">
            <text:p>Longeur prog</text:p>
          </table:table-cell>
          <table:table-cell office:value-type="string" calcext:value-type="string">
            <text:p>Voc prog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Difficulté</text:p>
          </table:table-cell>
          <table:table-cell office:value-type="string" calcext:value-type="string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formula="of:=[.B2]+[.D2]" office:value-type="float" office:value="99" calcext:value-type="float">
            <text:p>99</text:p>
          </table:table-cell>
          <table:table-cell table:formula="of:=[.A2]+[.C2]" office:value-type="float" office:value="27" calcext:value-type="float">
            <text:p>27</text:p>
          </table:table-cell>
          <table:table-cell table:formula="of:=[.E2]*LOG([.F2]; 2)" office:value-type="float" office:value="470.733862714183" calcext:value-type="float">
            <text:p>470,733862714183</text:p>
          </table:table-cell>
          <table:table-cell table:formula="of:=([.A2]/2)*([.D2]/[.C2])" office:value-type="float" office:value="56" calcext:value-type="float">
            <text:p>56</text:p>
          </table:table-cell>
          <table:table-cell table:formula="of:=[.H2]*[.G2]" office:value-type="float" office:value="26361.0963119943" calcext:value-type="float">
            <text:p>26361,0963119943</text:p>
          </table:table-cell>
          <table:table-cell table:number-columns-repeated="16375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FC Quicksort" table:style-name="ta3">
        <table:table-column table:style-name="co11" table:number-columns-repeated="12" table:default-cell-style-name="ce9"/>
        <table:table-row table:style-name="ro2"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Moyen</text:p>
          </table:table-cell>
          <table:table-cell office:value-type="string" calcext:value-type="string">
            <text:p>Difficile</text:p>
          </table:table-cell>
          <table:table-cell table:number-columns-repeated="2"/>
          <table:table-cell table:style-name="ce11" office:value-type="string" calcext:value-type="string">
            <text:p>Résultat</text:p>
          </table:table-cell>
        </table:table-row>
        <table:table-row table:style-name="ro2"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ntrées extern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SUMPRODUCT([.B2:.D6]*[.G2:.I6])" office:value-type="float" office:value="266" calcext:value-type="float">
            <text:p>266</text:p>
          </table:table-cell>
        </table:table-row>
        <table:table-row table:style-name="ro2"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orties extern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quêtes ex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quêtes extern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in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ichiers in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chier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chiers externe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</table:table>
      <table:table table:name="MI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0))" office:value-type="float" office:value="96.4421892610289" calcext:value-type="float">
            <text:p>96,4421892610289</text:p>
          </table:table-cell>
        </table:table-row>
      </table:table>
      <table:table table:name="MI_2" table:style-name="ta3">
        <table:table-column table:style-name="co12" table:default-cell-style-name="Default"/>
        <table:table-row table:style-name="ro2">
          <table:table-cell office:value-type="string" calcext:value-type="string">
            <text:p>Index de Maintenabilité</text:p>
          </table:table-cell>
        </table:table-row>
        <table:table-row table:style-name="ro2">
          <table:table-cell table:formula="of:=171 - 5.2*LN([Halstead.G2]) - 0.23*[CC.D2] - 16.2*LN([LOC.B3]) + 50*SIN(SQRT(2.46 * 14))" office:value-type="float" office:value="76.2998522817813" calcext:value-type="float">
            <text:p>76,2998522817813</text:p>
          </table:table-cell>
        </table:table-row>
      </table:table>
      <table:table table:name="TFCAncienProjet" table:style-name="ta3">
        <table:table-column table:style-name="co11" table:number-columns-repeated="3" table:default-cell-style-name="Default"/>
        <table:table-row table:style-name="ro3">
          <table:table-cell table:style-name="ce12" office:value-type="string" calcext:value-type="string">
            <text:p>Facteur technique</text:p>
          </table:table-cell>
          <table:table-cell table:style-name="ce12" office:value-type="string" calcext:value-type="string">
            <text:p>Note (0-5)</text:p>
          </table:table-cell>
          <table:table-cell table:style-name="ce12"/>
        </table:table-row>
        <table:table-row table:style-name="ro2">
          <table:table-cell office:value-type="string" calcext:value-type="string">
            <text:p>Sauvegarde et récupération fiab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munications de donné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onctions de traitement distribu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erformances critiqu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Exécution dans un environnement lourdement utilisé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Données d’entrée en lign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aisie sur des écrans multipl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Mise à jour en ligne des fichiers maîtr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Entrées, sorties, fichiers ou requêtes complex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Traitement interne complex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Code conçu pour être réutilisable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Conversion et installation incluses dans la conceptio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onçu pour multiples organisations/plateforme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Facilité d’utilisation pour les utilisateur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 calcext:value-type="string">
            <text:p>Somme Σfi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/>
          <table:table-cell office:value-type="string" calcext:value-type="string">
            <text:p>Score TCF</text:p>
          </table:table-cell>
          <table:table-cell table:formula="of:=0.65 + 0.01 * SUM([.B2:.B15])" office:value-type="float" office:value="0.8" calcext:value-type="float">
            <text:p>0,8</text:p>
          </table:table-cell>
        </table:table-row>
      </table:table>
      <table:table table:name="HPC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1" table:number-columns-repeated="4" table:default-cell-style-name="Default"/>
        <table:table-row table:style-name="ro2">
          <table:table-cell office:value-type="string" calcext:value-type="string">
            <text:p>Temps d’exécution (h)</text:p>
          </table:table-cell>
          <table:table-cell office:value-type="string" calcext:value-type="string">
            <text:p>Nombre de coeurs de calcul nc</text:p>
          </table:table-cell>
          <table:table-cell office:value-type="string" calcext:value-type="string">
            <text:p>temps de traitement CPU-GPU → facteur d’utilisation [0;1]</text:p>
          </table:table-cell>
          <table:table-cell office:value-type="string" calcext:value-type="string">
            <text:p>puissance consommée par un coeur de calcul (Watts) Pc</text:p>
          </table:table-cell>
          <table:table-cell office:value-type="string" calcext:value-type="string">
            <text:p>taille de mémoire dispo (Go) nm</text:p>
          </table:table-cell>
          <table:table-cell office:value-type="string" calcext:value-type="string">
            <text:p>puissance consommée par la mémoire (W) Pm</text:p>
          </table:table-cell>
          <table:table-cell office:value-type="string" calcext:value-type="string">
            <text:p>PU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.3725" calcext:value-type="float">
            <text:p>0,3725</text:p>
          </table:table-cell>
          <table:table-cell office:value-type="float" office:value="1.67" calcext:value-type="float">
            <text:p>1,67</text:p>
          </table:table-cell>
          <table:table-cell table:formula="of:=[.A2]*(([.B2]*[.D2]*[.C2]) + ([.E2]*[.F2])) * [.G2] * 0.001" office:value-type="float" office:value="104.136858" calcext:value-type="float">
            <text:p>104,136858</text:p>
          </table:table-cell>
          <table:table-cell office:value-type="float" office:value="475" calcext:value-type="float">
            <text:p>475</text:p>
          </table:table-cell>
          <table:table-cell table:formula="of:=[.H2]*[.I2]" office:value-type="float" office:value="49465.00755" calcext:value-type="float">
            <text:p>49465,00755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2">
          <table:table-cell office:value-type="string" calcext:value-type="string">
            <text:p>Résultat obtenu sur Green Algorithm</text:p>
          </table:table-cell>
          <table:table-cell office:value-type="string" calcext:value-type="string">
            <text:p>10.82 kgCO2e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onsolas" svg:font-family="Consolas" style:font-family-generic="modern"/>
    <style:font-face style:name="Consolas1" svg:font-family="Consolas"/>
    <style:font-face style:name="Liberation Sans" svg:font-family="'Liberation Sans'" style:font-family-generic="swiss" style:font-pitch="variable"/>
    <style:font-face style:name="Liberation Sans1" svg:font-family="'Liberation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€</number:text>
    </number:number-style>
    <number:number-style style:name="N1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date-style style:name="N122">
      <number:day number:style="long"/>
      <number:text>-</number:text>
      <number:month number:textual="true"/>
      <number:text>-</number:text>
      <number:year/>
    </number:date-style>
    <number:date-style style:name="N123">
      <number:day number:style="long"/>
      <number:text>-</number:text>
      <number:month number:textual="true"/>
    </number:date-style>
    <number:date-style style:name="N124">
      <number:month number:textual="true"/>
      <number:text>-</number:text>
      <number:year/>
    </number:date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6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40P2" style:volatile="true">
      <number:text loext:blank-width-char="-"> </number:text>
      <number:fill-character> </number:fill-character>
      <number:text loext:blank-width-char="-3">- €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2">00/00/0000</text:date>, <text:time style:data-style-name="N2" text:time-value="14:50:40.1753500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25-10-15T08:56:55Z</meta:creation-date>
    <dc:date>2025-12-02T14:52:48.654221082</dc:date>
    <meta:editing-cycles>20</meta:editing-cycles>
    <meta:editing-duration>PT1H36M49S</meta:editing-duration>
    <meta:document-statistic meta:table-count="9" meta:cell-count="194" meta:object-count="0"/>
  </office:meta>
</office:document-meta>
</file>